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czynam nowe życie</text:span><text:span text:style-name="T1"><text:line-break/></text:span><text:span text:style-name="T1">Daruję wszystkie długi.</text:span><text:span text:style-name="T1"><text:line-break/></text:span><text:span text:style-name="T1">Chcę pokochać to,</text:span><text:span text:style-name="T1"><text:line-break/></text:span><text:span text:style-name="T1">czego nie da się polubić.</text:span><text:span text:style-name="T1"><text:line-break/></text:span><text:span text:style-name="T1">Uśmiechem na twarzy</text:span><text:span text:style-name="T1"><text:line-break/></text:span><text:span text:style-name="T1">pokonam przeciwności.</text:span><text:span text:style-name="T1"><text:line-break/></text:span><text:span text:style-name="T1">Nic nie będę dłużny</text:span><text:span text:style-name="T1"><text:line-break/></text:span><text:span text:style-name="T1">oprócz mił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2" draw:layer="layout" svg:width="28cm" svg:height="21.001cm" svg:x="-0.001cm" svg:y="-0.002cm" presentation:class="title" presentation:user-transformed="true">
          <draw:text-box>
            <text:p text:style-name="P1"><text:span text:style-name="T1">Przebaczone winy,</text:span><text:span text:style-name="T1"><text:line-break/></text:span><text:span text:style-name="T1">darowane długi</text:span><text:span text:style-name="T1"><text:line-break/></text:span><text:span text:style-name="T1">Zegar właśnie bije</text:span><text:span text:style-name="T1"><text:line-break/></text:span><text:span text:style-name="T1">dwa tysiące lat</text:span><text:span text:style-name="T1">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3" draw:text-style-name="P2" draw:layer="layout" svg:width="28cm" svg:height="21.001cm" svg:x="0cm" svg:y="-0.001cm" presentation:class="title" presentation:user-transformed="true">
          <draw:text-box>
            <text:p text:style-name="P1"><text:span text:style-name="T1">Jubileusz trzy, dwa,</text:span><text:span text:style-name="T1"><text:line-break/></text:span><text:span text:style-name="T1">jeden, zero start</text:span><text:span text:style-name="T1"><text:line-break/></text:span><text:span text:style-name="T1">Boże ja Cię proszę</text:span><text:span text:style-name="T1"><text:line-break/></text:span><text:span text:style-name="T1">naucz nas przebaczać</text:span><text:span text:style-name="T1"><text:line-break/></text:span><text:span text:style-name="T1">Żeby żaden człowiek</text:span><text:span text:style-name="T1"><text:line-break/></text:span><text:span text:style-name="T1">nie musiał dzisiaj płaka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a całym świecie,</text:span><text:span text:style-name="T1"><text:line-break/></text:span><text:span text:style-name="T1">żeby dla każdego</text:span><text:span text:style-name="T1"><text:line-break/></text:span><text:span text:style-name="T1">Było pod dostatkiem</text:span><text:span text:style-name="T1"><text:line-break/></text:span><text:span text:style-name="T1">chleba powszedniego</text:span><text:span text:style-name="T1"><text:line-break/></text:span><text:span text:style-name="T1">A pokój niech będzie z nami,</text:span><text:span text:style-name="T1"><text:line-break/></text:span><text:span text:style-name="T1">a pokój niech będzie z nami</text:span><text:span text:style-name="T1"><text:line-break/></text:span><text:span text:style-name="T1">Jest tylu dzisiaj</text:span><text:span text:style-name="T1"><text:line-break/></text:span><text:span text:style-name="T1">głodnych i spragniony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-0.001cm" svg:y="-0.002cm" presentation:class="title" presentation:user-transformed="true">
          <draw:text-box>
            <text:p text:style-name="P5"><text:span text:style-name="T1">Ubogich, cierpiących</text:span><text:span text:style-name="T1"><text:line-break/></text:span><text:span text:style-name="T1">i porzuconych</text:span><text:span text:style-name="T1"><text:line-break/></text:span><text:span text:style-name="T1">Chciałbym już na zawsze,</text:span><text:span text:style-name="T1"><text:line-break/></text:span><text:span text:style-name="T1">nie tylko od święta</text:span><text:span text:style-name="T1"><text:line-break/></text:span><text:span text:style-name="T1">O głodnych i spragnionych</text:span><text:span text:style-name="T1"><text:line-break/></text:span><text:span text:style-name="T1">braciach pamiętać</text:span><text:span text:style-name="T1"><text:line-break/></text:span><text:span text:style-name="T1">A pokój niech będzie z nami.</text:span><text:span text:style-name="T1"><text:line-break/></text:span><text:span text:style-name="T1">Hevenu szalom a leh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26:54</meta:creation-date>
    <dc:creator>Rafał Talacha</dc:creator>
    <dc:date>2009-02-01T15:55:23</dc:date>
    <dc:language>pl-PL</dc:language>
    <meta:editing-cycles>5</meta:editing-cycles>
    <meta:editing-duration>PT11M59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